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ar font-family" svg:font-family="'var font-family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Nome:</text:span> Rodrigo da Costa Aglinskas</text:p>
      <text:p text:style-name="Standard"><text:span text:style-name="T1">Data:</text:span> 08/11/2021</text:p>
      <text:p text:style-name="Standard"><text:span text:style-name="T1">Disciplina:</text:span> Recuperação da Informação na Web e em Redes Sociais</text:p>
      <text:p text:style-name="Standard"><text:span text:style-name="T1">Projeto: </text:span>Web Crawler Magazine Luiza com Scrapy</text:p>
      <text:p text:style-name="Standard"/>
      <text:p text:style-name="Standard"/>
      <text:p text:style-name="Standard">O bjetivo deste projeto é coletar os preços dos produtos para posterior ingestão em um data lake. Tendo como objetivo a comparação entre os diversos MarketPlayers.</text:p>
      <text:p text:style-name="Standard"/>
      <text:p text:style-name="Standard"/>
      <text:p text:style-name="P1">Configurando o Scrapy:</text:p>
      <text:p text:style-name="Standard"/>
      <text:p text:style-name="Standard"># Instalando o scrapy:</text:p>
      <text:p text:style-name="Standard">pip install scrapy</text:p>
      <text:p text:style-name="Standard"/>
      <text:p text:style-name="Standard"># Iniciando o projeto</text:p>
      <text:p text:style-name="Standard">scrapy startproject magazineluiza</text:p>
      <text:p text:style-name="Standard"/>
      <text:p text:style-name="Standard"># gerando o Spider</text:p>
      <text:p text:style-name="Standard">scrapy genspider spider_magalu magalu.com</text:p>
      <text:p text:style-name="Standard"/>
      <text:p text:style-name="Standard"># Executando o crawler e baixando em JSON</text:p>
      <text:p text:style-name="Standard">scrapy crawl spider_magalu -o magalu.json</text:p>
      <text:p text:style-name="Standard"/>
      <text:p text:style-name="Standard"/>
      <text:p text:style-name="Standard"/>
      <text:p text:style-name="Standard"/>
      <text:p text:style-name="Standard"/>
      <text:p text:style-name="P1">Origem dos dados:</text:p>
      <text:p text:style-name="Standard">Notebooks da seção de Informática do site:</text:p>
      <text:p text:style-name="Standard"><text:a xlink:type="simple" xlink:href="https://www.magazineluiza.com.br/" text:style-name="Internet_20_link" text:visited-style-name="Visited_20_Internet_20_Link">https://www.magazineluiza.com.br</text:a> &gt; Informática&gt; notebook-e-macbook</text:p>
      <text:p text:style-name="Standard">Link direto: <text:a xlink:type="simple" xlink:href="https://www.magazineluiza.com.br/notebook-e-macbook/informatica/s/in/ntmk/" text:style-name="Internet_20_link" text:visited-style-name="Visited_20_Internet_20_Link">https://www.magazineluiza.com.br/notebook-e-macbook/informatica/s/in/ntmk/</text:a></text:p>
      <text:p text:style-name="Standard"/>
      <text:p text:style-name="Standard"/>
      <text:p text:style-name="P1">O arquivo settings.py recebeu as seguintes alterações:</text:p>
      <text:p text:style-name="Standard"/>
      <text:p text:style-name="Standard"># Crawl responsibly by identifying yourself (and your website) on the user-agent</text:p>
      <text:p text:style-name="Standard">USER_AGENT = 'Mozilla/5.0 (Windows NT 10.0; Win64; x64) AppleWebKit/537.36 (KHTML, like Gecko) Chrome/95.0.4638.69 Safari/537.36 Edg/95.0.1020.44'</text:p>
      <text:p text:style-name="Standard"/>
      <text:p text:style-name="Standard"># Obey robots.txt rules</text:p>
      <text:p text:style-name="Standard">ROBOTSTXT_OBEY = False</text:p>
      <text:p text:style-name="Standard"/>
      <text:p text:style-name="Standard"># Enable and configure the AutoThrottle extension (disabled by default)</text:p>
      <text:p text:style-name="Standard"># See https://docs.scrapy.org/en/latest/topics/autothrottle.html</text:p>
      <text:p text:style-name="Standard">AUTOTHROTTLE_ENABLED = True</text:p>
      <text:p text:style-name="Standard"/>
      <text:p text:style-name="Standard"/>
      <text:p text:style-name="P1">O arquivo spider_magalu:</text:p>
      <text:p text:style-name="Standard"/>
      <text:p text:style-name="Standard">import scrapy</text:p>
      <text:p text:style-name="Standard"/>
      <text:p text:style-name="Standard"><text:soft-page-break/></text:p>
      <text:p text:style-name="Standard">class SpiderMagaluSpider(scrapy.Spider):</text:p>
      <text:p text:style-name="Standard"><text:s text:c="4"/>name = 'spider_magalu'</text:p>
      <text:p text:style-name="Standard"><text:s text:c="4"/>start_urls = [f'https://www.magazineluiza.com.br/notebook-e-macbook/informatica/s/in/ntmk?page={i}' for i in range(1,34)]</text:p>
      <text:p text:style-name="Standard"><text:s text:c="3"/></text:p>
      <text:p text:style-name="Standard"/>
      <text:p text:style-name="Standard"><text:s text:c="4"/>def parse(self, response, **kwargs):</text:p>
      <text:p text:style-name="Standard"><text:s text:c="8"/>for i in response.xpath('//a[@name="linkToProduct"]'):</text:p>
      <text:p text:style-name="Standard"><text:s text:c="12"/>price = i.xpath('.//span[@data-css-lz0zr]//text()').getall()</text:p>
      <text:p text:style-name="Standard"><text:s text:c="12"/>price = i.xpath('.//span[@data-css-1ay1ynh]//text()').getall()</text:p>
      <text:p text:style-name="Standard"><text:s text:c="12"/>title = i.xpath('.//h3[@data-css-1ve3vkk]//text()').get()</text:p>
      <text:p text:style-name="Standard"/>
      <text:p text:style-name="Standard"><text:s text:c="12"/>yield{</text:p>
      <text:p text:style-name="Standard"><text:s text:c="12"/>'price' : price,</text:p>
      <text:p text:style-name="Standard"><text:s text:c="12"/>'title' : title,</text:p>
      <text:p text:style-name="Standard"><text:s text:c="12"/>}</text:p>
      <text:p text:style-name="Standard"/>
      <text:p text:style-name="Standard"/>
      <text:p text:style-name="Standard"/>
      <text:p text:style-name="P1">Amostrsa de dados gerados em JSON:</text:p>
      <text:p text:style-name="Standard"/>
      <text:p text:style-name="Standard">{"price": ["R$ 3,299.00"], "title": "Notebook Acer Aspire Dual Core N4000 Mem\u00f3ria 4GB HD SSD 120GB Tela 15.6\" Windows 10 Super r\u00e1pido"},</text:p>
      <text:p text:style-name="Standard">{"price": ["R$ 4,891.70"], "title": "Notebook Lenovo Ideapad S145-15API, Processador AMD Ryzen 3-3200U 8GB DDR4 SSD 256Gb Windows 10"},</text:p>
      <text:p text:style-name="Standard">{"price": ["R$ 8,789.99"], "title": "Notebook Dell i15-3501 - Intel i7 1165G7, RAM 16GB, SSD 1TB, GeForce MX330, Windows 10 - Preto"},</text:p>
      <text:p text:style-name="Standard">{"price": ["R$ 5,654.44"], "title": "Notebook ASUS VivoBook X513EP-EJ232 Intel Core I7 1165G7, NVIDIA GeForce MX330, 8GB RAM, 256GB SSD, Endless OS, Preto - 90NB0SJ4-M04370"},</text:p>
      <text:p text:style-name="Standard">{"price": ["R$ 1,649.00"], "title": "Notebook Multilaser Legacy Book Pentium Quadcore Full HD 4gb RAM 64gb 14\" Windows 10"},</text:p>
      <text:p text:style-name="Standard">{"price": ["R$ 16,629.00"], "title": "Notebook Dell Alienware m15 R6 AW15-i1100-M30M 15.6\" FHD 11\u00aa Intel Core i7 16GB 1TBSSD RTX 3070 Win11 + Monitor AW2521HF"},</text:p>
      <text:p text:style-name="Standard">{"price": ["R$ 3,999.00"], "title": "Notebook Acer I5 8GB 256GB SSD Tela Full HD 15.6\u201d Windows 10"},</text:p>
      <text:p text:style-name="Standard">{"price": ["R$ 2,624.99"], "title": "Notebook Samsung NP550XDZ-KO4BR, Tela de 15.6\", Linux, 500GB, 4GB RAM, Cinza"},</text:p>
      <text:p text:style-name="Standard">{"price": ["R$ 3,706.99"], "title": "Notebook Lenovo Ultrafino IdeaPad 3i i5 8GB 256 GB SSD Linux 15.6\" 82BSS00200"},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eferências:</text:p>
      <text:p text:style-name="Standard"/>
      <text:p text:style-name="Standard">Webscraping com python e scrapy tutorial! 10000 itens do mercadolivre em 2 minutos! - YouTube </text:p>
      <text:p text:style-name="Standard"><text:a xlink:type="simple" xlink:href="https://www.youtube.com/watch?v=7le4AGwtH94" text:style-name="Internet_20_link" text:visited-style-name="Visited_20_Internet_20_Link">https://www.youtube.com/watch?v=7le4AGwtH94</text:a></text:p>
      <text:p text:style-name="Standard"/>
      <text:p text:style-name="Standard"><text:soft-page-break/>Robo Arnaldo Jabor</text:p>
      <text:p text:style-name="Standard"><text:a xlink:type="simple" xlink:href="https://github.com/lucianomcsilva/robo_aj" text:style-name="Internet_20_link" text:visited-style-name="Visited_20_Internet_20_Link">https://github.com/lucianomcsilva/robo_aj</text:a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ar font-family" svg:font-family="'var font-family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NONO NONONO</meta:initial-creator>
    <meta:creation-date>2021-11-08T16:08:59.15</meta:creation-date>
    <dc:date>2021-11-08T18:09:27.95</dc:date>
    <dc:creator>NONONO NONONO</dc:creator>
    <meta:editing-duration>PT1H45M16S</meta:editing-duration>
    <meta:editing-cycles>3</meta:editing-cycles>
    <meta:generator>OpenOffice/4.1.10$Win32 OpenOffice.org_project/4110m2$Build-9807</meta:generator>
    <meta:document-statistic meta:table-count="0" meta:image-count="0" meta:object-count="0" meta:page-count="3" meta:paragraph-count="56" meta:word-count="405" meta:character-count="3376"/>
  </office:meta>
</office:document-meta>
</file>